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fb677" officeooo:paragraph-rsid="000fb677"/>
    </style:style>
    <style:style style:name="P2" style:family="paragraph" style:parent-style-name="Standard">
      <style:text-properties officeooo:rsid="000ff232" officeooo:paragraph-rsid="0011fedb"/>
    </style:style>
    <style:style style:name="P3" style:family="paragraph" style:parent-style-name="Standard">
      <style:text-properties fo:font-weight="bold" officeooo:rsid="00132565" officeooo:paragraph-rsid="00132565" style:font-weight-asian="bold" style:font-weight-complex="bold"/>
    </style:style>
    <style:style style:name="P4" style:family="paragraph" style:parent-style-name="Standard">
      <style:text-properties fo:font-weight="bold" officeooo:rsid="0015be34" officeooo:paragraph-rsid="0015be34" style:font-weight-asian="bold" style:font-weight-complex="bold"/>
    </style:style>
    <style:style style:name="P5" style:family="paragraph" style:parent-style-name="Standard">
      <style:text-properties fo:font-weight="bold" officeooo:rsid="00165c7a" officeooo:paragraph-rsid="00165c7a" style:font-weight-asian="bold" style:font-weight-complex="bold"/>
    </style:style>
    <style:style style:name="P6" style:family="paragraph" style:parent-style-name="Standard">
      <style:text-properties fo:font-weight="bold" officeooo:rsid="00181365" officeooo:paragraph-rsid="0018318c" style:font-weight-asian="bold" style:font-weight-complex="bold"/>
    </style:style>
    <style:style style:name="P7" style:family="paragraph" style:parent-style-name="Standard">
      <style:text-properties fo:font-weight="bold" officeooo:rsid="0018318c" officeooo:paragraph-rsid="0018318c" style:font-weight-asian="bold" style:font-weight-complex="bold"/>
    </style:style>
    <style:style style:name="P8" style:family="paragraph" style:parent-style-name="Standard">
      <style:text-properties fo:font-weight="bold" officeooo:rsid="0018e1de" officeooo:paragraph-rsid="0018e1de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officeooo:rsid="000fb677" officeooo:paragraph-rsid="000fb677" fo:background-color="#ffff00" style:font-size-asian="20pt" style:font-weight-asian="bold" style:font-size-complex="20pt" style:font-weight-complex="bold"/>
    </style:style>
    <style:style style:name="P10" style:family="paragraph" style:parent-style-name="Standard">
      <style:text-properties officeooo:rsid="00132565" officeooo:paragraph-rsid="00132565"/>
    </style:style>
    <style:style style:name="P11" style:family="paragraph" style:parent-style-name="Standard">
      <style:text-properties officeooo:rsid="001485a1" officeooo:paragraph-rsid="001485a1"/>
    </style:style>
    <style:style style:name="P12" style:family="paragraph" style:parent-style-name="Standard">
      <style:text-properties fo:font-size="8pt" fo:font-weight="bold" officeooo:rsid="0018e1de" officeooo:paragraph-rsid="0018e1de" style:font-size-asian="8pt" style:font-weight-asian="bold" style:font-size-complex="8pt" style:font-weight-complex="bold"/>
    </style:style>
    <style:style style:name="T1" style:family="text">
      <style:text-properties officeooo:rsid="0011fed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318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Jenkins Master <text:span text:style-name="T1">Course:</text:span></text:p>
      <text:p text:style-name="P1"/>
      <text:p text:style-name="P2">new <text:span text:style-name="T1">pass</text:span>: <text:s/></text:p>
      <text:p text:style-name="P2">ODI3453dfgdmbr</text:p>
      <text:p text:style-name="P2"/>
      <text:p text:style-name="P3">To install:</text:p>
      <text:p text:style-name="P10">Centos 7</text:p>
      <text:p text:style-name="P10">Docker</text:p>
      <text:p text:style-name="P11">Docker compose? (could not install it)</text:p>
      <text:p text:style-name="P11"/>
      <text:p text:style-name="P11"/>
      <text:p text:style-name="P4">Docker commands:</text:p>
      <text:p text:style-name="P5"><text:span text:style-name="T2">docker images</text:span></text:p>
      <text:p text:style-name="P5"><text:span text:style-name="T2">docker info | grep -i root <text:s/>→ to k now where docker is saving the files</text:span></text:p>
      <text:p text:style-name="P5"><text:span text:style-name="T2"><text:tab/>Docker Root Dir: /var/lib/docker</text:span></text:p>
      <text:p text:style-name="P5"><text:span text:style-name="T2"/></text:p>
      <text:p text:style-name="P8"><text:span text:style-name="T2">docker_compose.yaml</text:span></text:p>
      <text:p text:style-name="P12"><text:span text:style-name="T2">version: '3'</text:span></text:p>
      <text:p text:style-name="P12"><text:span text:style-name="T2">services:</text:span></text:p>
      <text:p text:style-name="P12"><text:span text:style-name="T2"><text:s text:c="2"/>jenkins</text:span></text:p>
      <text:p text:style-name="P12"><text:span text:style-name="T2"><text:s text:c="4"/>container_name: jenkins</text:span></text:p>
      <text:p text:style-name="P12"><text:span text:style-name="T2"><text:s text:c="4"/>image: jenkins/jenkins</text:span></text:p>
      <text:p text:style-name="P12"><text:span text:style-name="T2"><text:s text:c="4"/>ports:</text:span></text:p>
      <text:p text:style-name="P12"><text:span text:style-name="T2"><text:s text:c="6"/>- "8080:8080"</text:span></text:p>
      <text:p text:style-name="P12"><text:span text:style-name="T2"><text:s text:c="4"/>volumes:</text:span></text:p>
      <text:p text:style-name="P12"><text:span text:style-name="T2"><text:s text:c="6"/>- "$PWD/jenkins_home:/var/jenkins_home"</text:span></text:p>
      <text:p text:style-name="P12"><text:span text:style-name="T2"><text:s text:c="4"/>networks: </text:span></text:p>
      <text:p text:style-name="P12"><text:span text:style-name="T2"><text:s text:c="6"/>- net</text:span></text:p>
      <text:p text:style-name="P12"><text:span text:style-name="T2">networks:</text:span></text:p>
      <text:p text:style-name="P12"><text:span text:style-name="T2"><text:s text:c="2"/>net:</text:span></text:p>
      <text:p text:style-name="P5"><text:span text:style-name="T2"/></text:p>
      <text:p text:style-name="P6">Volumes:<text:span text:style-name="T2"> <text:s/>Into docker_compose.yml </text:span><text:span text:style-name="T3">to indicate where to permanent store our data we do:</text:span></text:p>
      <text:p text:style-name="P6"><text:span text:style-name="T3"><text:s text:c="4"/>volumes:</text:span></text:p>
      <text:p text:style-name="P6"><text:span text:style-name="T3"><text:s text:c="6"/>- "$PWD/jenkins_home:/var/jenkins_home"</text:span></text:p>
      <text:p text:style-name="P6"><text:span text:style-name="T2"><text:s text:c="90"/></text:span></text:p>
      <text:p text:style-name="P7"><text:span text:style-name="T2">$PWD/jenkins_home is the local directory in our computer.</text:span></text:p>
      <text:p text:style-name="P7"><text:span text:style-name="T2"/></text:p>
      <text:p text:style-name="P7"><text:span text:style-name="T2">/var/jenkins_home is where the container stores it’s data, and we lose it when we restart it.</text:span></text:p>
      <text:p text:style-name="P7"><text:span text:style-name="T2"/></text:p>
      <text:p text:style-name="P8">Networks:<text:span text:style-name="T2"> We create the network “net” at the bottom of the file and we apply it under services.</text:span></text:p>
      <text:p text:style-name="P8"><text:span text:style-name="T2"/></text:p>
      <text:p text:style-name="P8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dfgsdfg sdfgsdfgsd</meta:initial-creator>
    <meta:creation-date>2023-03-20T14:23:38.665363790</meta:creation-date>
    <dc:date>2023-03-20T17:34:19.375633888</dc:date>
    <dc:creator>sdfgsdfg sdfgsdfgsd</dc:creator>
    <meta:editing-duration>PT3H10M36S</meta:editing-duration>
    <meta:editing-cycles>11</meta:editing-cycles>
    <meta:generator>LibreOffice/7.5.1.2$MacOSX_X86_64 LibreOffice_project/fcbaee479e84c6cd81291587d2ee68cba099e129</meta:generator>
    <meta:document-statistic meta:table-count="0" meta:image-count="0" meta:object-count="0" meta:page-count="1" meta:paragraph-count="32" meta:word-count="119" meta:character-count="949" meta:non-whitespace-character-count="713"/>
  </office:meta>
</office:document-meta>
</file>